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MML symbol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PMM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lation1.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ix:=</text:p>
          </table:table-cell>
          <table:table-cell office:value-type="string" calcext:value-type="string">
            <text:p>a&lt;mo form=”infix”&gt;=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impl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ixr:\implies</text:p>
          </table:table-cell>
          <table:table-cell office:value-type="string" calcext:value-type="string">
            <text:p>a&lt;mo form=”infix”&gt;⇒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ixl:\land</text:p>
          </table:table-cell>
          <table:table-cell office:value-type="string" calcext:value-type="string">
            <text:p>a&lt;mo form=”infix”&gt;∧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fixl:\lor</text:p>
          </table:table-cell>
          <table:table-cell office:value-type="string" calcext:value-type="string">
            <text:p>a&lt;mo form=”infix”&gt;∨&lt;/mo&gt;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divi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pl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min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unary_minu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fix: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th1.a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gc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lc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ow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rod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ro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factoria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stfix: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ulus1.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nth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partial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def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mplex_cartes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re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imagina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I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complex_po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arg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njug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estri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dom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an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dent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igh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amb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kern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predicate_on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righ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quoti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remain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ger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oriented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8:18:10.483978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4T18:49:11.551692326</meta:creation-date>
    <dc:date>2015-08-28T18:34:38.859334265</dc:date>
    <dc:creator>Dominique Unruh</dc:creator>
    <meta:editing-duration>PT42M7S</meta:editing-duration>
    <meta:editing-cycles>8</meta:editing-cycles>
    <meta:generator>LibreOffice/4.4.3.2$Linux_X86_64 LibreOffice_project/40m0$Build-2</meta:generator>
    <meta:document-statistic meta:table-count="1" meta:cell-count="81" meta:object-count="0"/>
  </office:meta>
</office:document-meta>
</file>